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Otsikko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P3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4" style:parent-style-name="Standard" style:family="paragraph">
      <style:paragraph-properties fo:margin-bottom="0in"/>
    </style:style>
    <style:style style:name="T5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6" style:parent-style-name="Kappaleenoletusfontti" style:family="text">
      <style:text-properties style:font-name-complex="Calibri" fo:language="en" fo:country="US"/>
    </style:style>
    <style:style style:name="P7" style:parent-style-name="Standard" style:family="paragraph">
      <style:paragraph-properties fo:margin-bottom="0in"/>
    </style:style>
    <style:style style:name="T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T10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P11" style:parent-style-name="Standard" style:family="paragraph">
      <style:paragraph-properties fo:margin-bottom="0in"/>
      <style:text-properties style:font-name-asian="Times New Roman" style:font-name-complex="Calibri" fo:font-weight="bold" style:font-weight-asian="bold" style:font-weight-complex="bold" fo:language="en" fo:country="US" style:language-asian="fi" style:country-asian="FI"/>
    </style:style>
    <style:style style:name="P12" style:parent-style-name="Standard" style:family="paragraph">
      <style:paragraph-properties fo:margin-bottom="0in"/>
    </style:style>
    <style:style style:name="T1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6" style:parent-style-name="Standard" style:family="paragraph">
      <style:paragraph-properties fo:margin-bottom="0in"/>
    </style:style>
    <style:style style:name="T1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0" style:parent-style-name="Standard" style:family="paragraph">
      <style:paragraph-properties fo:margin-bottom="0in"/>
    </style:style>
    <style:style style:name="T21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2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7" style:parent-style-name="Standard" style:family="paragraph">
      <style:paragraph-properties fo:margin-bottom="0in"/>
    </style:style>
    <style:style style:name="T28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9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30" style:parent-style-name="Standard" style:family="paragraph">
      <style:paragraph-properties fo:margin-bottom="0in"/>
    </style:style>
    <style:style style:name="P3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5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6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7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5" style:parent-style-name="Standard" style:family="paragraph">
      <style:paragraph-properties fo:margin-bottom="0in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48" style:parent-style-name="Standard" style:family="paragraph">
      <style:paragraph-properties fo:margin-bottom="0in"/>
    </style:style>
    <style:style style:name="P49" style:parent-style-name="Standard" style:family="paragraph">
      <style:paragraph-properties fo:margin-bottom="0in"/>
    </style:style>
    <style:style style:name="P50" style:parent-style-name="Standard" style:family="paragraph">
      <style:paragraph-properties fo:margin-bottom="0in"/>
    </style:style>
    <style:style style:name="P51" style:parent-style-name="Standard" style:family="paragraph">
      <style:paragraph-properties fo:margin-bottom="0in"/>
    </style:style>
    <style:style style:name="P52" style:parent-style-name="Standard" style:family="paragraph">
      <style:paragraph-properties fo:margin-bottom="0in"/>
    </style:style>
    <style:style style:name="P5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57" style:parent-style-name="Standard" style:family="paragraph">
      <style:paragraph-properties fo:margin-bottom="0in"/>
    </style:style>
    <style:style style:name="T58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5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1" style:parent-style-name="Standard" style:family="paragraph">
      <style:paragraph-properties fo:margin-bottom="0in"/>
    </style:style>
    <style:style style:name="T62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63" style:parent-style-name="Standard" style:family="paragraph">
      <style:paragraph-properties fo:margin-bottom="0in"/>
    </style:style>
    <style:style style:name="P6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6" style:parent-style-name="Standard" style:family="paragraph">
      <style:paragraph-properties fo:margin-bottom="0in"/>
    </style:style>
    <style:style style:name="T67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68" style:parent-style-name="Standard" style:family="paragraph">
      <style:paragraph-properties fo:margin-bottom="0in"/>
      <style:text-properties fo:language="en" fo:country="US"/>
    </style:style>
    <style:style style:name="P69" style:parent-style-name="Standard" style:family="paragraph">
      <style:paragraph-properties fo:margin-bottom="0in"/>
    </style:style>
    <style:style style:name="T70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71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72" style:parent-style-name="DefaultParagraphFont" style:family="text">
      <style:text-properties fo:language="en" fo:country="US"/>
    </style:style>
    <style:style style:name="P73" style:parent-style-name="Standard" style:family="paragraph">
      <style:paragraph-properties fo:margin-bottom="0in"/>
      <style:text-properties fo:language="en" fo:country="US"/>
    </style:style>
    <style:style style:name="P74" style:parent-style-name="Standard" style:family="paragraph">
      <style:paragraph-properties fo:margin-bottom="0in"/>
      <style:text-properties fo:language="en" fo:country="US"/>
    </style:style>
    <style:style style:name="P75" style:parent-style-name="Standard" style:family="paragraph">
      <style:paragraph-properties fo:margin-bottom="0in"/>
      <style:text-properties fo:language="en" fo:country="US"/>
    </style:style>
    <style:style style:name="P76" style:parent-style-name="Standard" style:family="paragraph">
      <style:paragraph-properties fo:margin-bottom="0in"/>
      <style:text-properties fo:language="en" fo:country="US"/>
    </style:style>
    <style:style style:name="P77" style:parent-style-name="Standard" style:family="paragraph">
      <style:paragraph-properties fo:margin-bottom="0in"/>
      <style:text-properties fo:language="en" fo:country="US"/>
    </style:style>
    <style:style style:name="P78" style:parent-style-name="Standard" style:family="paragraph">
      <style:paragraph-properties fo:margin-bottom="0in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style="italic" style:font-style-asian="italic" style:font-style-complex="italic" fo:language="en" fo:country="US"/>
    </style:style>
    <style:style style:name="P82" style:parent-style-name="Standard" style:family="paragraph">
      <style:paragraph-properties fo:margin-bottom="0in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P85" style:parent-style-name="Standard" style:family="paragraph">
      <style:paragraph-properties fo:margin-bottom="0in"/>
      <style:text-properties fo:language="en" fo:country="US"/>
    </style:style>
    <style:style style:name="P86" style:parent-style-name="Standard" style:family="paragraph">
      <style:paragraph-properties fo:margin-bottom="0in"/>
      <style:text-properties fo:language="en" fo:country="US"/>
    </style:style>
    <style:style style:name="P87" style:parent-style-name="Standard" style:family="paragraph">
      <style:paragraph-properties fo:margin-bottom="0in"/>
      <style:text-properties fo:language="en" fo:country="US"/>
    </style:style>
    <style:style style:name="P88" style:parent-style-name="Standard" style:family="paragraph">
      <style:paragraph-properties fo:margin-bottom="0in"/>
      <style:text-properties fo:language="en" fo:country="US"/>
    </style:style>
    <style:style style:name="P89" style:parent-style-name="Standard" style:family="paragraph">
      <style:paragraph-properties fo:margin-bottom="0in"/>
      <style:text-properties fo:language="en" fo:country="US"/>
    </style:style>
    <style:style style:name="P90" style:parent-style-name="Standard" style:family="paragraph">
      <style:paragraph-properties fo:margin-bottom="0in"/>
      <style:text-properties fo:language="en" fo:country="US"/>
    </style:style>
    <style:style style:name="P91" style:parent-style-name="Standard" style:family="paragraph">
      <style:paragraph-properties fo:margin-bottom="0in"/>
      <style:text-properties fo:language="en" fo:country="US"/>
    </style:style>
    <style:style style:name="P92" style:parent-style-name="Standard" style:family="paragraph">
      <style:paragraph-properties fo:margin-bottom="0in"/>
      <style:text-properties fo:language="en" fo:country="US"/>
    </style:style>
    <style:style style:name="P93" style:parent-style-name="Standard" style:family="paragraph">
      <style:paragraph-properties fo:margin-bottom="0in"/>
      <style:text-properties fo:language="en" fo:country="US"/>
    </style:style>
    <style:style style:name="P94" style:parent-style-name="Standard" style:family="paragraph">
      <style:paragraph-properties fo:margin-bottom="0in"/>
      <style:text-properties fo:language="en" fo:country="US"/>
    </style:style>
    <style:style style:name="P95" style:parent-style-name="Standard" style:family="paragraph">
      <style:paragraph-properties fo:margin-bottom="0in"/>
      <style:text-properties fo:language="en" fo:country="US"/>
    </style:style>
    <style:style style:name="P96" style:parent-style-name="Standard" style:family="paragraph">
      <style:paragraph-properties fo:margin-bottom="0in"/>
      <style:text-properties fo:language="en" fo:country="US"/>
    </style:style>
    <style:style style:name="P97" style:parent-style-name="Standard" style:family="paragraph">
      <style:paragraph-properties fo:margin-bottom="0in"/>
      <style:text-properties fo:language="en" fo:country="US"/>
    </style:style>
    <style:style style:name="P98" style:parent-style-name="Standard" style:family="paragraph">
      <style:paragraph-properties fo:margin-bottom="0in"/>
      <style:text-properties fo:language="en" fo:country="US"/>
    </style:style>
    <style:style style:name="P99" style:parent-style-name="Standard" style:family="paragraph">
      <style:paragraph-properties fo:margin-bottom="0in"/>
      <style:text-properties fo:language="en" fo:country="US"/>
    </style:style>
    <style:style style:name="P100" style:parent-style-name="Standard" style:family="paragraph">
      <style:paragraph-properties fo:margin-bottom="0in"/>
      <style:text-properties fo:language="en" fo:country="US"/>
    </style:style>
    <style:style style:name="P101" style:parent-style-name="Standard" style:family="paragraph">
      <style:paragraph-properties fo:margin-bottom="0in"/>
      <style:text-properties fo:language="en" fo:country="US"/>
    </style:style>
    <style:style style:name="P102" style:parent-style-name="Standard" style:family="paragraph">
      <style:paragraph-properties fo:margin-bottom="0in"/>
      <style:text-properties fo:language="en" fo:country="US"/>
    </style:style>
    <style:style style:name="P103" style:parent-style-name="Standard" style:family="paragraph">
      <style:paragraph-properties fo:margin-bottom="0in"/>
      <style:text-properties fo:language="en" fo:country="US"/>
    </style:style>
    <style:style style:name="P10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6" style:parent-style-name="Standard" style:family="paragraph">
      <style:paragraph-properties fo:margin-bottom="0in"/>
    </style:style>
    <style:style style:name="T107" style:parent-style-name="Kappaleenoletusfontti" style:family="text">
      <style:text-properties style:font-name-asian="Times New Roman" style:font-name-complex="Calibri" fo:color="#000000" fo:language="en" fo:country="GB" style:language-asian="fi" style:country-asian="FI"/>
    </style:style>
    <style:style style:name="P108" style:parent-style-name="Standard" style:family="paragraph">
      <style:paragraph-properties fo:margin-bottom="0in"/>
    </style:style>
    <style:style style:name="P109" style:parent-style-name="Standard" style:family="paragraph">
      <style:paragraph-properties fo:margin-bottom="0in"/>
    </style:style>
    <style:style style:name="T110" style:parent-style-name="Kappaleenoletusfontti" style:family="text">
      <style:text-properties style:font-name-asian="Times New Roman" style:font-name-complex="Calibri" fo:color="#000000" fo:language="en" fo:country="GB" style:language-asian="fi" style:country-asian="FI"/>
    </style:style>
    <style:style style:name="P111" style:parent-style-name="Standard" style:family="paragraph">
      <style:paragraph-properties fo:margin-bottom="0in"/>
      <style:text-properties fo:language="en" fo:country="US"/>
    </style:style>
    <style:style style:name="P112" style:parent-style-name="Standard" style:family="paragraph">
      <style:paragraph-properties fo:margin-bottom="0in"/>
    </style:style>
    <style:style style:name="T11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</office:automatic-styles>
  <office:body>
    <office:text text:use-soft-page-breaks="true">
      <text:h text:style-name="P1" text:outline-level="1"><text:span text:style-name="T2">DC SRAP meeting 37</text:span></text:h>
      <text:p text:style-name="P3"/>
      <text:p text:style-name="P4"><text:span text:style-name="T5">Time:<text:s/></text:span><text:span text:style-name="T6">2023-10-24, 15:00-16:00 UTC</text:span></text:p>
      <text:p text:style-name="P7"><text:span text:style-name="T8">Place: Zoom,</text:span><text:span text:style-name="T9"><text:s/></text:span><text:a xlink:href="https://helsinki.zoom.us/j/62368569596?pwd=UGQxenZFbjZQUlluRzdQQUM1UFhaUT09" office:target-frame-name="_top" xlink:show="replace"><text:span text:style-name="T10">https://helsinki.zoom.us/j/62368569596?pwd=UGQxenZFbjZQUlluRzdQQUM1UFhaUT09</text:span></text:a></text:p>
      <text:p text:style-name="P11"/>
      <text:p text:style-name="P12"><text:span text:style-name="T13">1. Opening of the meeting</text:span><text:span text:style-name="T14">: Alasdair, Jan, Karen, Osma present</text:span></text:p>
      <text:p text:style-name="P15"/>
      <text:p text:style-name="P16"><text:span text:style-name="T17">2. Appointment of the minutes taker</text:span><text:span text:style-name="T18">: Alasdair to take minutes</text:span></text:p>
      <text:p text:style-name="P19"/>
      <text:p text:style-name="P20"><text:span text:style-name="T21">3. Approval of the agend</text:span><text:span text:style-name="T22">a</text:span><text:span text:style-name="T23">: Approved</text:span></text:p>
      <text:p text:style-name="P24"/>
      <text:p text:style-name="P25">4. Minutes of previous meetings: Approved</text:p>
      <text:p text:style-name="P26"/>
      <text:p text:style-name="P27"><text:span text:style-name="T28">Minutes of the 2023-10-10 meeting, number 36</text:span><text:span text:style-name="T29">, have been added to the repository by Karen:</text:span></text:p>
      <text:p text:style-name="P30"><text:a xlink:href="https://github.com/dcmi/dc-srap/blob/main/meetings/2023-10-10_srap_meeting_36.txt" office:target-frame-name="_top" xlink:show="replace"><text:span text:style-name="Kappaleenoletusfontti">https://github.com/dcmi/dc-srap</text:span><text:span text:style-name="Kappaleenoletusfontti">/blob/main/meetings/2023-10-10_srap_meeting_36.txt</text:span></text:a></text:p>
      <text:p text:style-name="P31"/>
      <text:p text:style-name="P32">5. Structural changes to the specification</text:p>
      <text:p text:style-name="P33"/>
      <text:p text:style-name="P34">Based in part on the discussion in the previous meeting, Osma has made the following changes:</text:p>
      <text:list text:style-name="LFO17" text:continue-numbering="true">
        <text:list-item>
          <text:p text:style-name="P35">Simplify the documentation of individual properties by<text:s/>removing unnecessary “Label: xxx” annotations. The subsection headline is the label, and it follows DCMI or LOC Relators style.</text:p>
        </text:list-item>
        <text:list-item>
          <text:p text:style-name="P36">Remove the main table listing the properties. It has been replaced with a link to the DCTAP CSV file.</text:p>
        </text:list-item>
        <text:list-item>
          <text:p text:style-name="P37">Create a new Appendix for<text:s/>legacy representation and move the section dealing with PIDS in DC to that appendix, with some minor editing. The section on flat representation still needs to be written.</text:p>
        </text:list-item>
      </text:list>
      <text:p text:style-name="P38"/>
      <text:p text:style-name="P39">Karen has, meanwhile, reworked the TAP CSV files. (Do we still need srap_old.csv?)</text:p>
      <text:p text:style-name="P40"/>
      <text:p text:style-name="P41">Is this the right direction to go? If it is, then the next steps would be moving the information from the other tables into the DCTAP CSV file(s) as well.</text:p>
      <text:p text:style-name="P42"/>
      <text:p text:style-name="P43">KC: shapes for journal, author, etc.</text:p>
      <text:p text:style-name="P44">OS: Took away table of elements – move to DC-TAP; should move relator terms also; maps to style of DC Terms</text:p>
      <text:p text:style-name="P45"><text:span text:style-name="T46">OS:<text:s/></text:span><text:span text:style-name="T47">How to represent in ‘flat’ format for older DSpace users</text:span></text:p>
      <text:p text:style-name="P48">KC: Representation of roles in TAP; needs to be URIs; value type person/organisation; MARC Relator namespace.</text:p>
      <text:p text:style-name="P49">Issue with Academic/Degree Supervisor. Academic Supervisor in old table; it is a term in RDA Unconstrained elements</text:p>
      <text:p text:style-name="P50">KC: never seen ’Academic Supervisor’ used</text:p>
      <text:p text:style-name="P51">OS: Have ’Thesis Advisor’ but not ’Thesis Supervisor’</text:p>
      <text:p text:style-name="P52">KC: ’thesis’ is a type of document rather than a property; reviewing profile – rename original draft as old version</text:p>
      <text:p text:style-name="P53"/>
      <text:p text:style-name="P54">6. Example documents</text:p>
      <text:p text:style-name="P55"/>
      <text:p text:style-name="P56">Karen has collected examples into this Google document:</text:p>
      <text:p text:style-name="P57"><text:a xlink:href="https://docs.google.com/document/d/16QkIKPkSlwEvgXh7vt13-yZdlK7XryyEPCQ3qwciXy0/edit" office:target-frame-name="_top" xlink:show="replace"><text:span text:style-name="T58">https://docs.google.com/document/d/16QkIKPkSlwEvgXh7vt13-yZdlK7XryyEPCQ3qwciXy0/edit</text:span></text:a></text:p>
      <text:p text:style-name="P59"/>
      <text:p text:style-name="P60">Nishad kindly provided example metadata for a sample document in DCPapers:</text:p>
      <text:p text:style-name="P61"><text:a xlink:href="https://gist.github.com/nishad/78d3f2df7bf0e9db00e1414f36d11b17" office:target-frame-name="_top" xlink:show="replace"><text:span text:style-name="T62">https://gist.github.com/nishad/78d3f2df7bf0e9db00e1414f36d11b17</text:span></text:a></text:p>
      <text:p text:style-name="P63"/>
      <text:p text:style-name="P64">This is of course not in SRAP format, but could be used as a basis for a SRAP example. The interesting part is that the different entities are nicely separated and it includes many kinds of information such as various IDs (ORCID, Wikidata, DBLP etc.).</text:p>
      <text:p text:style-name="P65"/>
      <text:p text:style-name="P66"><text:span text:style-name="T67">What would be the best way of including examples like this into the SRAP specification?</text:span></text:p>
      <text:p text:style-name="P68"/>
      <text:p text:style-name="P69"><text:span text:style-name="T70">Proposal from Osma: use Turtle syntax f</text:span><text:span text:style-name="T71">or examples (like Karen has already done) and RDF Sketch to visualize them as diagrams:<text:s/></text:span><text:a xlink:href="https://sketch.zazuko.com/" office:target-frame-name="_top" xlink:show="replace"><text:span text:style-name="T72">https://sketch.zazuko.com/</text:span></text:a></text:p>
      <text:p text:style-name="P73"/>
      <text:p text:style-name="P74">KC: Conference paper – dct:partOf - conference publication; separate entities for paper and conference proceedings</text:p>
      <text:p text:style-name="P75"/>
      <text:p text:style-name="P76">7. Representing persons and affiliations</text:p>
      <text:p text:style-name="P77"/>
      <text:p text:style-name="P78"><text:span text:style-name="T79">See e-mail with the subject “question about names” fro</text:span><text:span text:style-name="T80">m Karen on 2023-10-15. The main question is this one: “</text:span><text:span text:style-name="T81">one thing this brings up for me is whether Person will be a separate "entity" in the way that Journal is”</text:span></text:p>
      <text:p text:style-name="P82"><text:span text:style-name="T83">See also discussion and examples of Affiliation in this issue:<text:s/></text:span><text:a xlink:href="https://github.com/dcmi/dc-srap/issues/3" office:target-frame-name="_top" xlink:show="replace"><text:span text:style-name="T84">https://github.com/dcmi/dc-srap/issues/3</text:span></text:a></text:p>
      <text:p text:style-name="P85"/>
      <text:p text:style-name="P86">KC: handle each role as an IRI. How to handle ISNI/ORCID – use dct:identifier in nested format?</text:p>
      <text:p text:style-name="P87">OS: ORCID permanent; names and institutions can change</text:p>
      <text:p text:style-name="P88">KC: where to record affiliation? Two nodes – person and person with affiliation?</text:p>
      <text:p text:style-name="P89">OS: 1) person shape + affiliation. 2) Separate shape for person with affiliation</text:p>
      <text:p text:style-name="P90">KC: not everyone has affiliation</text:p>
      <text:p text:style-name="P91">OS: forget separate shape and include affiliation if known</text:p>
      <text:p text:style-name="P92">KC: person shape can be stable; separate affiliation for this document</text:p>
      <text:p text:style-name="P93">OS: affiliation permanent in the context of the paper; separate permanent from context specific; can be levels of structure – faculty/department</text:p>
      <text:p text:style-name="P94">JA: problem in MODS – how to make granular? Need to parse it out</text:p>
      <text:p text:style-name="P95">KC: IRI or string – more complicated if required</text:p>
      <text:p text:style-name="P96">Organisation ontology memberOf – vocab.org used in 43 vocabularies</text:p>
      <text:p text:style-name="P97">OS: need more examples in Google doc</text:p>
      <text:p text:style-name="P98">KC: one big or many smaller docs?</text:p>
      <text:p text:style-name="P99">OS: many smaller docs is better</text:p>
      <text:p text:style-name="P100">KC: need index for MD document; can create examples and move to MD format</text:p>
      <text:p text:style-name="P101">OS: put examples into TTL format</text:p>
      <text:p text:style-name="P102"/>
      <text:p text:style-name="P103"/>
      <text:p text:style-name="P104">8. Any other business</text:p>
      <text:p text:style-name="P105"/>
      <text:p text:style-name="P106"><text:span text:style-name="T107">The next scheduled meeting on November 7 coincides with the DCMI 2023 conference. Do we need to reschedule the meeting?</text:span></text:p>
      <text:p text:style-name="P108"/>
      <text:p text:style-name="P109"><text:span text:style-name="T110">Meet as usual</text:span></text:p>
      <text:p text:style-name="P111"/>
      <text:p text:style-name="P112"><text:span text:style-name="T113">9. Closure of the mee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Otsikko1" style:display-name="Otsikk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style:font-name-complex="Calibri Light" fo:color="#2E74B5" fo:font-size="16pt" style:font-size-asian="16pt" style:font-size-complex="16pt" fo:hyphenate="false"/>
    </style:style>
    <style:style style:name="Normaali" style:display-name="Normaali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ohit Devanagari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" style:display-name="Luettelokappal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Vaintekstinä" style:display-name="Vain tekstinä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TML-esimuotoiltu" style:display-name="HTML-esimuotoiltu" style:family="paragraph" style:parent-style-name="Normaali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i" style:country-asian="FI" fo:hyphenate="true"/>
    </style:style>
    <style:style style:name="Vaintekstinä1" style:display-name="Vain tekstinä1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Kappaleenoletusfontti" style:display-name="Kappaleen oletusfontti" style:family="text"/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Otsikko1Char" style:display-name="Otsikko 1 Char" style:family="text" style:parent-style-name="Kappaleenoletusfontti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lator-code" style:display-name="relator-code" style:family="text" style:parent-style-name="Kappaleenoletusfontti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aintekstinäChar" style:display-name="Vain tekstinä Char" style:family="text" style:parent-style-name="Kappaleenoletusfontti">
      <style:text-properties style:font-name-asian="Calibri" style:font-name-complex="Times New Roman" style:font-size-complex="10.5pt"/>
    </style:style>
    <style:style style:name="AvattuHyperlinkki" style:display-name="AvattuHyperlinkki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HTML-esimuotoiltuChar" style:display-name="HTML-esimuotoiltu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 style:language-asian="fi" style:country-asian="FI"/>
    </style:style>
    <style:style style:name="cl" style:display-name="cl" style:family="text" style:parent-style-name="Kappaleenoletusfontti"/>
    <style:style style:name="nt" style:display-name="nt" style:family="text" style:parent-style-name="Kappaleenoletusfontti"/>
    <style:style style:name="na" style:display-name="na" style:family="text" style:parent-style-name="Kappaleenoletusfontti"/>
    <style:style style:name="s" style:display-name="s" style:family="text" style:parent-style-name="Kappaleenoletusfontti"/>
    <style:style style:name="Kappaleenoletusfontti1" style:display-name="Kappaleen oletusfontti1" style:family="text"/>
    <style:style style:name="Hyperlinkki1" style:display-name="Hyperlinkki1" style:family="text" style:parent-style-name="Kappaleenoletusfontti1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Hakala, Juha E</meta:initial-creator>
    <dc:creator>Alasdair MacDonald</dc:creator>
    <meta:creation-date>2024-01-16T14:18:00Z</meta:creation-date>
    <dc:date>2024-01-16T15:44:00Z</dc:date>
    <meta:template xlink:href="Normal" xlink:type="simple"/>
    <meta:editing-cycles>7</meta:editing-cycles>
    <meta:editing-duration>PT996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744" meta:character-count="4976" meta:row-count="35" meta:non-whitespace-character-count="4241"/>
  </office:meta>
</office:document-meta>
</file>